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Consolas"/>
    </style:style>
    <style:style style:name="T3" style:parent-style-name="Fuentedepárrafopredeter." style:family="text">
      <style:text-properties style:font-name="Consolas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font-name="Consolas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font-name="Consolas"/>
    </style:style>
    <style:style style:name="P6" style:parent-style-name="Standard" style:family="paragraph">
      <style:text-properties style:font-name="Consolas"/>
    </style:style>
    <style:style style:name="T7" style:parent-style-name="Fuentedepárrafopredeter." style:family="text">
      <style:text-properties style:font-name="Consolas" fo:color="#000000"/>
    </style:style>
    <style:style style:name="T8" style:parent-style-name="Fuentedepárrafopredeter." style:family="text">
      <style:text-properties style:font-name="Consolas" fo:color="#000000"/>
    </style:style>
    <style:style style:name="P9" style:parent-style-name="Standard" style:family="paragraph">
      <style:text-properties style:font-name="Consolas" fo:color="#000000"/>
    </style:style>
    <style:style style:name="P10" style:parent-style-name="Standard" style:family="paragraph">
      <style:text-properties style:font-name="Consolas" fo:color="#000000"/>
    </style:style>
    <style:style style:name="P11" style:parent-style-name="Standard" style:family="paragraph">
      <style:text-properties style:font-name="Consolas" fo:color="#000000"/>
    </style:style>
    <style:style style:name="P12" style:parent-style-name="Standard" style:family="paragraph">
      <style:text-properties style:font-name="Consolas" fo:color="#000000"/>
    </style:style>
    <style:style style:name="P13" style:parent-style-name="Standard" style:family="paragraph">
      <style:text-properties style:font-name="Consolas" fo:color="#000000"/>
    </style:style>
    <style:style style:name="P14" style:parent-style-name="Standard" style:family="paragraph">
      <style:text-properties style:font-name="Consolas" fo:color="#000000"/>
    </style:style>
    <style:style style:name="P15" style:parent-style-name="Standard" style:family="paragraph">
      <style:text-properties style:font-name="Consolas" fo:color="#000000"/>
    </style:style>
    <style:style style:name="P16" style:parent-style-name="Standard" style:family="paragraph">
      <style:text-properties style:font-name="Consolas" fo:color="#000000"/>
    </style:style>
    <style:style style:name="P17" style:parent-style-name="Standard" style:family="paragraph">
      <style:text-properties style:font-name="Consolas" fo:color="#000000"/>
    </style:style>
    <style:style style:name="P18" style:parent-style-name="Standard" style:family="paragraph">
      <style:text-properties style:font-name="Consolas" fo:color="#000000"/>
    </style:style>
    <style:style style:name="P19" style:parent-style-name="Standard" style:family="paragraph">
      <style:text-properties style:font-name="Consolas" fo:color="#000000"/>
    </style:style>
    <style:style style:name="P20" style:parent-style-name="Standard" style:family="paragraph">
      <style:text-properties style:font-name="Consolas" fo:color="#000000"/>
    </style:style>
    <style:style style:name="P21" style:parent-style-name="Standard" style:family="paragraph">
      <style:text-properties style:font-name="Consolas" fo:color="#000000"/>
    </style:style>
    <style:style style:name="P22" style:parent-style-name="Standard" style:family="paragraph">
      <style:text-properties style:font-name="Consolas" fo:color="#000000"/>
    </style:style>
    <style:style style:name="P23" style:parent-style-name="Standard" style:family="paragraph">
      <style:text-properties style:font-name="Consolas" fo:color="#000000"/>
    </style:style>
    <style:style style:name="P24" style:parent-style-name="Standard" style:family="paragraph">
      <style:text-properties style:font-name="Consolas" fo:color="#000000"/>
    </style:style>
    <style:style style:name="P25" style:parent-style-name="Standard" style:family="paragraph">
      <style:text-properties style:font-name="Consolas" fo:color="#000000"/>
    </style:style>
    <style:style style:name="T26" style:parent-style-name="Fuentedepárrafopredeter." style:family="text">
      <style:text-properties style:font-name="Consolas" fo:color="#000000"/>
    </style:style>
    <style:style style:name="P27" style:parent-style-name="Standard" style:family="paragraph">
      <style:text-properties style:font-name="Consolas" fo:color="#000000"/>
    </style:style>
    <style:style style:name="P28" style:parent-style-name="Standard" style:family="paragraph">
      <style:text-properties style:font-name="Consolas" fo:color="#000000"/>
    </style:style>
    <style:style style:name="P29" style:parent-style-name="Standard" style:family="paragraph">
      <style:text-properties style:font-name="Consolas" fo:color="#000000"/>
    </style:style>
    <style:style style:name="P30" style:parent-style-name="Standard" style:family="paragraph">
      <style:text-properties style:font-name="Consolas" fo:color="#000000"/>
    </style:style>
    <style:style style:name="P31" style:parent-style-name="Standard" style:family="paragraph">
      <style:text-properties style:font-name="Consolas" fo:color="#000000"/>
    </style:style>
    <style:style style:name="P32" style:parent-style-name="Standard" style:family="paragraph">
      <style:text-properties style:font-name="Consolas" fo:color="#000000"/>
    </style:style>
    <style:style style:name="P33" style:parent-style-name="Standard" style:family="paragraph">
      <style:text-properties style:font-name="Consolas" fo:color="#000000"/>
    </style:style>
    <style:style style:name="P34" style:parent-style-name="Standard" style:family="paragraph">
      <style:text-properties style:font-name="Consolas" fo:color="#000000"/>
    </style:style>
    <style:style style:name="P35" style:parent-style-name="Standard" style:family="paragraph">
      <style:text-properties style:font-name="Consolas" fo:color="#000000"/>
    </style:style>
    <style:style style:name="P36" style:parent-style-name="Standard" style:family="paragraph">
      <style:text-properties style:font-name="Consolas" fo:color="#000000"/>
    </style:style>
    <style:style style:name="P37" style:parent-style-name="Standard" style:family="paragraph">
      <style:text-properties style:font-name="Consolas" fo:color="#000000"/>
    </style:style>
    <style:style style:name="P38" style:parent-style-name="Standard" style:family="paragraph">
      <style:text-properties style:font-name="Consolas" fo:color="#000000"/>
    </style:style>
    <style:style style:name="P39" style:parent-style-name="Standard" style:family="paragraph">
      <style:text-properties style:font-name="Consolas" fo:color="#000000"/>
    </style:style>
    <style:style style:name="P40" style:parent-style-name="Standard" style:family="paragraph">
      <style:text-properties style:font-name="Consolas" fo:color="#000000"/>
    </style:style>
    <style:style style:name="P41" style:parent-style-name="Standard" style:family="paragraph">
      <style:text-properties style:font-name="Consolas" fo:color="#000000"/>
    </style:style>
    <style:style style:name="P42" style:parent-style-name="Standard" style:family="paragraph">
      <style:text-properties style:font-name="Consolas" fo:color="#000000"/>
    </style:style>
    <style:style style:name="P43" style:parent-style-name="Standard" style:family="paragraph">
      <style:text-properties style:font-name="Consolas" fo:color="#000000"/>
    </style:style>
    <style:style style:name="P44" style:parent-style-name="Standard" style:family="paragraph">
      <style:text-properties style:font-name="Consolas" fo:color="#000000"/>
    </style:style>
    <style:style style:name="P45" style:parent-style-name="Standard" style:family="paragraph">
      <style:text-properties style:font-name="Consolas" fo:color="#000000"/>
    </style:style>
    <style:style style:name="P46" style:parent-style-name="Standard" style:family="paragraph">
      <style:text-properties style:font-name="Consolas" fo:color="#000000"/>
    </style:style>
    <style:style style:name="P47" style:parent-style-name="Standard" style:family="paragraph">
      <style:text-properties style:font-name="Consolas" fo:color="#000000"/>
    </style:style>
    <style:style style:name="P48" style:parent-style-name="Standard" style:family="paragraph">
      <style:text-properties style:font-name="Consolas" fo:color="#000000"/>
    </style:style>
    <style:style style:name="P49" style:parent-style-name="Standard" style:family="paragraph">
      <style:text-properties style:font-name="Consolas" fo:color="#000000"/>
    </style:style>
    <style:style style:name="P50" style:parent-style-name="Standard" style:family="paragraph">
      <style:text-properties style:font-name="Consolas" fo:color="#000000"/>
    </style:style>
    <style:style style:name="P51" style:parent-style-name="Standard" style:family="paragraph">
      <style:text-properties style:font-name="Consolas" fo:color="#000000"/>
    </style:style>
    <style:style style:name="P52" style:parent-style-name="Standard" style:family="paragraph">
      <style:text-properties style:font-name="Consolas" fo:color="#000000"/>
    </style:style>
    <style:style style:name="P53" style:parent-style-name="Standard" style:family="paragraph">
      <style:text-properties style:font-name="Consolas" fo:color="#000000"/>
    </style:style>
    <style:style style:name="P54" style:parent-style-name="Standard" style:family="paragraph">
      <style:text-properties style:font-name="Consolas" fo:color="#000000"/>
    </style:style>
    <style:style style:name="P55" style:parent-style-name="Standard" style:family="paragraph">
      <style:text-properties style:font-name="Consolas" fo:color="#000000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style:font-name="Consolas" fo:color="#000000" style:text-underline-type="single" style:text-underline-style="solid" style:text-underline-width="auto" style:text-underline-mode="continuous"/>
    </style:style>
    <style:style style:name="P57" style:parent-style-name="Standard" style:family="paragraph">
      <style:text-properties style:font-name="Consolas" fo:color="#000000"/>
    </style:style>
    <style:style style:name="P58" style:parent-style-name="Standard" style:family="paragraph">
      <style:text-properties style:font-name="Consolas" fo:color="#000000"/>
    </style:style>
    <style:style style:name="P59" style:parent-style-name="Standard" style:family="paragraph">
      <style:text-properties style:font-name="Consolas" fo:color="#000000"/>
    </style:style>
    <style:style style:name="P60" style:parent-style-name="Standard" style:family="paragraph">
      <style:text-properties style:font-name="Consolas" fo:color="#000000"/>
    </style:style>
    <style:style style:name="P61" style:parent-style-name="Standard" style:family="paragraph">
      <style:text-properties style:font-name="Consolas" fo:color="#000000"/>
    </style:style>
    <style:style style:name="P62" style:parent-style-name="Standard" style:family="paragraph">
      <style:text-properties style:font-name="Consolas" fo:color="#000000"/>
    </style:style>
    <style:style style:name="P63" style:parent-style-name="Standard" style:family="paragraph">
      <style:text-properties style:font-name="Consolas" fo:color="#000000"/>
    </style:style>
    <style:style style:name="P64" style:parent-style-name="Standard" style:family="paragraph">
      <style:text-properties style:font-name="Consolas" fo:color="#000000"/>
    </style:style>
    <style:style style:name="P65" style:parent-style-name="Standard" style:family="paragraph">
      <style:text-properties style:font-name="Consolas" fo:color="#000000"/>
    </style:style>
    <style:style style:name="P66" style:parent-style-name="Standard" style:family="paragraph">
      <style:text-properties style:font-name="Consolas" fo:color="#000000"/>
    </style:style>
    <style:style style:name="P67" style:parent-style-name="Standard" style:family="paragraph">
      <style:text-properties style:font-name="Consolas" fo:color="#000000"/>
    </style:style>
    <style:style style:name="P68" style:parent-style-name="Standard" style:family="paragraph">
      <style:text-properties style:font-name="Consolas" fo:color="#000000"/>
    </style:style>
    <style:style style:name="P69" style:parent-style-name="Standard" style:family="paragraph">
      <style:text-properties style:font-name="Consolas" fo:color="#000000"/>
    </style:style>
    <style:style style:name="P70" style:parent-style-name="Standard" style:family="paragraph">
      <style:text-properties style:font-name="Consolas" fo:color="#000000"/>
    </style:style>
    <style:style style:name="P71" style:parent-style-name="Standard" style:family="paragraph">
      <style:text-properties style:font-name="Consolas" fo:color="#000000"/>
    </style:style>
    <style:style style:name="P72" style:parent-style-name="Standard" style:family="paragraph">
      <style:text-properties style:font-name="Consolas" fo:color="#000000"/>
    </style:style>
    <style:style style:name="P73" style:parent-style-name="Standard" style:family="paragraph">
      <style:text-properties style:font-name="Consolas" fo:color="#000000"/>
    </style:style>
    <style:style style:name="P74" style:parent-style-name="Standard" style:family="paragraph">
      <style:text-properties style:font-name="Consolas" fo:color="#000000"/>
    </style:style>
    <style:style style:name="P75" style:parent-style-name="Standard" style:family="paragraph">
      <style:text-properties style:font-name="Consolas" fo:color="#000000"/>
    </style:style>
    <style:style style:name="P76" style:parent-style-name="Standard" style:family="paragraph">
      <style:text-properties style:font-name="Consolas" fo:color="#000000"/>
    </style:style>
    <style:style style:name="P77" style:parent-style-name="Standard" style:family="paragraph">
      <style:text-properties style:font-name="Consolas" fo:color="#000000"/>
    </style:style>
    <style:style style:name="P78" style:parent-style-name="Standard" style:family="paragraph">
      <style:text-properties style:font-name="Consolas" fo:color="#000000"/>
    </style:style>
    <style:style style:name="P79" style:parent-style-name="Standard" style:family="paragraph">
      <style:text-properties style:font-name="Consolas" fo:color="#000000"/>
    </style:style>
    <style:style style:name="P80" style:parent-style-name="Standard" style:family="paragraph">
      <style:text-properties style:font-name="Consolas" fo:color="#000000"/>
    </style:style>
    <style:style style:name="P81" style:parent-style-name="Standard" style:family="paragraph">
      <style:text-properties style:font-name="Consolas" fo:color="#000000"/>
    </style:style>
    <style:style style:name="P82" style:parent-style-name="Standard" style:family="paragraph">
      <style:text-properties style:font-name="Consolas" fo:color="#000000"/>
    </style:style>
    <style:style style:name="P83" style:parent-style-name="Standard" style:family="paragraph">
      <style:text-properties style:font-name="Consolas" fo:color="#000000"/>
    </style:style>
    <style:style style:name="P84" style:parent-style-name="Standard" style:family="paragraph">
      <style:text-properties style:font-name="Consolas" fo:color="#000000"/>
    </style:style>
    <style:style style:name="P85" style:parent-style-name="Standard" style:family="paragraph">
      <style:text-properties style:font-name="Consolas" fo:color="#000000"/>
    </style:style>
    <style:style style:name="P86" style:parent-style-name="Standard" style:family="paragraph">
      <style:text-properties style:font-name="Consolas" fo:color="#000000"/>
    </style:style>
    <style:style style:name="P87" style:parent-style-name="Standard" style:family="paragraph">
      <style:text-properties style:font-name="Consolas" fo:color="#000000"/>
    </style:style>
    <style:style style:name="P88" style:parent-style-name="Standard" style:family="paragraph">
      <style:text-properties style:font-name="Consolas" fo:color="#000000"/>
    </style:style>
    <style:style style:name="P89" style:parent-style-name="Standard" style:family="paragraph">
      <style:text-properties style:font-name="Consolas" fo:color="#000000"/>
    </style:style>
    <style:style style:name="P90" style:parent-style-name="Standard" style:family="paragraph">
      <style:text-properties style:font-name="Consolas" fo:color="#000000"/>
    </style:style>
    <style:style style:name="P91" style:parent-style-name="Standard" style:family="paragraph">
      <style:text-properties style:font-name="Consolas" fo:color="#000000"/>
    </style:style>
    <style:style style:name="P92" style:parent-style-name="Standard" style:family="paragraph">
      <style:text-properties style:font-name="Consolas" fo:color="#000000"/>
    </style:style>
    <style:style style:name="P93" style:parent-style-name="Standard" style:family="paragraph">
      <style:text-properties style:font-name="Consolas" fo:color="#000000"/>
    </style:style>
    <style:style style:name="P94" style:parent-style-name="Standard" style:family="paragraph">
      <style:text-properties style:font-name="Consolas" fo:color="#000000"/>
    </style:style>
    <style:style style:name="P95" style:parent-style-name="Standard" style:family="paragraph">
      <style:text-properties style:font-name="Consolas" fo:color="#000000"/>
    </style:style>
    <style:style style:name="P96" style:parent-style-name="Standard" style:family="paragraph">
      <style:text-properties style:font-name="Consolas" fo:color="#000000"/>
    </style:style>
    <style:style style:name="P97" style:parent-style-name="Standard" style:family="paragraph">
      <style:text-properties style:font-name="Consolas" fo:color="#000000"/>
    </style:style>
    <style:style style:name="P98" style:parent-style-name="Standard" style:family="paragraph">
      <style:text-properties style:font-name="Consolas" fo:color="#000000"/>
    </style:style>
    <style:style style:name="P99" style:parent-style-name="Standard" style:family="paragraph">
      <style:text-properties style:font-name="Consolas" fo:color="#000000"/>
    </style:style>
    <style:style style:name="P100" style:parent-style-name="Standard" style:family="paragraph">
      <style:text-properties style:font-name="Consolas" fo:color="#000000"/>
    </style:style>
    <style:style style:name="P101" style:parent-style-name="Standard" style:family="paragraph">
      <style:text-properties style:font-name="Consolas" fo:color="#000000"/>
    </style:style>
    <style:style style:name="P102" style:parent-style-name="Standard" style:family="paragraph">
      <style:text-properties style:font-name="Consolas" fo:color="#000000"/>
    </style:style>
    <style:style style:name="P103" style:parent-style-name="Standard" style:family="paragraph">
      <style:text-properties style:font-name="Consolas" fo:color="#000000"/>
    </style:style>
    <style:style style:name="P104" style:parent-style-name="Standard" style:family="paragraph">
      <style:text-properties style:font-name="Consolas" fo:color="#000000"/>
    </style:style>
    <style:style style:name="P105" style:parent-style-name="Standard" style:family="paragraph">
      <style:text-properties style:font-name="Consolas" fo:color="#000000"/>
    </style:style>
    <style:style style:name="P106" style:parent-style-name="Standard" style:family="paragraph">
      <style:text-properties style:font-name="Consolas" fo:color="#000000"/>
    </style:style>
    <style:style style:name="P107" style:parent-style-name="Standard" style:family="paragraph">
      <style:text-properties style:font-name="Consolas" fo:color="#000000"/>
    </style:style>
    <style:style style:name="P108" style:parent-style-name="Standard" style:family="paragraph">
      <style:text-properties style:font-name="Consolas" fo:color="#000000"/>
    </style:style>
    <style:style style:name="P109" style:parent-style-name="Standard" style:family="paragraph">
      <style:text-properties style:font-name="Consolas" fo:color="#000000"/>
    </style:style>
    <style:style style:name="P110" style:parent-style-name="Standard" style:family="paragraph">
      <style:text-properties style:font-name="Consolas" fo:color="#000000"/>
    </style:style>
    <style:style style:name="P111" style:parent-style-name="Standard" style:family="paragraph">
      <style:text-properties style:font-name="Consolas" fo:color="#000000"/>
    </style:style>
    <style:style style:name="T112" style:parent-style-name="Fuentedepárrafopredeter." style:family="text">
      <style:text-properties style:font-name="Consolas" fo:color="#000000"/>
    </style:style>
  </office:automatic-styles>
  <office:body>
    <office:text text:use-soft-page-breaks="true">
      <text:p text:style-name="P1"><text:tab/><text:tab/><text:tab/><text:s text:c="6"/><text:span text:style-name="T2"><text:s/></text:span><text:span text:style-name="T3">Actividades complementarias tema 5</text:span></text:p>
      <text:p text:style-name="P4"/>
      <text:p text:style-name="P5">1.-</text:p>
      <text:p text:style-name="P6"/>
      <text:p text:style-name="Standard"><text:span text:style-name="T7">select sum(salario) "SUMA SALARIO", oficio from emple where dept_no in (select dept_no from depart where dnombre like 'VENTAS') group</text:span><text:span text:style-name="T8"><text:s/>by oficio;</text:span></text:p>
      <text:p text:style-name="P9"/>
      <text:p text:style-name="P10">2.-</text:p>
      <text:p text:style-name="P11"/>
      <text:p text:style-name="P12">select apellido, salario from emple where (salario,dept_no) in (select avg(salario), dept_no from emple group by dept_no);</text:p>
      <text:p text:style-name="P13"/>
      <text:p text:style-name="P14">3.-</text:p>
      <text:p text:style-name="P15"/>
      <text:p text:style-name="P16">select dept_no "NUMDEP", count(*)"NUMERO" from emple where oficio like 'EMPLEADO' group by dept_no;</text:p>
      <text:p text:style-name="P17"/>
      <text:p text:style-name="P18">4.-</text:p>
      <text:p text:style-name="P19"/>
      <text:p text:style-name="P20">select dept_no NUMDEP, count(*)NUMERO from emple</text:p>
      <text:p text:style-name="P21">where oficio like 'EMPLEADO' group by dept_no having count(*)=(select max(count(*)) from emple</text:p>
      <text:p text:style-name="P22">where oficio like 'EMPLEADO'group by dept_no); <text:s/></text:p>
      <text:p text:style-name="P23"/>
      <text:p text:style-name="P24">5.-</text:p>
      <text:p text:style-name="P25"/>
      <text:p text:style-name="Standard"><text:span text:style-name="T26">select dept_no NUMDEP ,dnombre NOMBRE from depart</text:span></text:p>
      <text:p text:style-name="P27">where<text:s/>dept_no=(select dept_no from emple</text:p>
      <text:p text:style-name="P28">where oficio= 'EMPLEADO' group by dept_no having count(*)=(select max(count(*)) from emple</text:p>
      <text:p text:style-name="P29">where oficio='EMPLEADO' group by dept_no));</text:p>
      <text:p text:style-name="P30">SELECT DEPT_NO, DNOMBRE FROM DEPART WHERE DEPT_NO IN (SELECT DEPT_NO FROM EMPLE WHERE<text:s/>OFICIO LIKE 'EMPLEADO' GROUP BY DEPT_NO HAVING COUNT(*) = (SELECT MAX(COUNT(*)) FROM EMPLE WHERE OFICIO LIKE 'EMPLEADO' GROUP BY DEPT_NO));</text:p>
      <text:p text:style-name="P31"/>
      <text:p text:style-name="P32">6.-</text:p>
      <text:p text:style-name="P33"/>
      <text:p text:style-name="P34">select dept_no NUMDEP,count(*) NUMERO, oficio from emple group by dept_no,oficio having count(*)&gt;2;</text:p>
      <text:p text:style-name="P35"/>
      <text:p text:style-name="P36">7.-</text:p>
      <text:p text:style-name="P37"/>
      <text:p text:style-name="P38">SELECT NOMBRE FROM NUEVOS INTERSECT SELECT NOMBRE FROM ANTIGUOS;</text:p>
      <text:p text:style-name="P39"/>
      <text:p text:style-name="P40">8.-</text:p>
      <text:p text:style-name="P41"/>
      <text:p text:style-name="P42">SELECT NOMBRE FROM NUEVOS WHERE NOMBRE IN (SELECT NOMBRE FROM ANTIGUOS);</text:p>
      <text:p text:style-name="P43"/>
      <text:p text:style-name="P44">SELECT NOMBRE FROM ALUM WHERE NOMBRE IN (SELECT NOMBRE FROM NUEVOS) AND NOMBRE IN (SELECT NOMBRE FROM ANTIGUOS);</text:p>
      <text:p text:style-name="P45"/>
      <text:p text:style-name="P46"/>
      <text:p text:style-name="P47">9.-</text:p>
      <text:p text:style-name="P48"/>
      <text:p text:style-name="P49">SELECT NOMBRE FROM ALUM WHERE NOMBRE NOT IN (SELECT NOMBRE FROM NUEVOS) AND NOMBRE NOT IN (SELECT NOMBRE FROM ANTIGUOS);</text:p>
      <text:p text:style-name="P50"/>
      <text:p text:style-name="P51">SELECT NOMBRE FROM ALUM MINUS SELECT NOMBRE FROM NUEVOS MINUS SELECT NOMBRE FROM ANTIGUOS;</text:p>
      <text:p text:style-name="P52"/>
      <text:p text:style-name="P53">10.-</text:p>
      <text:p text:style-name="P54"/>
      <text:p text:style-name="P55">select nombre, especialidad,<text:s/>count(dni) "NUMPROF" from centros c, profesores p</text:p>
      <text:p text:style-name="Standard"><text:span text:style-name="T56">where c.cod_centro=p.cod_centro (+) group by nombre, especialidad order by 1;</text:span></text:p>
      <text:p text:style-name="P57"/>
      <text:p text:style-name="P58">11.-<text:s/></text:p>
      <text:p text:style-name="P59"/>
      <text:p text:style-name="P60">SELECT NOMBRE "Centro", COUNT (DNI)"Profesores"</text:p>
      <text:p text:style-name="P61"><text:s text:c="5"/>FROM CENTROS C, PERSONAL P</text:p>
      <text:p text:style-name="P62"><text:s text:c="5"/>WHERE C.COD_CENTRO =P.COD_CENTRO (+)</text:p>
      <text:p text:style-name="P63"><text:s text:c="5"/>GROUP BY NOMBRE ORDER BY COUNT (DNI) DESC;</text:p>
      <text:p text:style-name="P64"/>
      <text:p text:style-name="P65">12.-<text:s/></text:p>
      <text:p text:style-name="P66"/>
      <text:p text:style-name="P67">SELECT ESPECIALIDAD</text:p>
      <text:p text:style-name="P68"><text:s text:c="5"/>FROM PROFESORESGROUP BY ESPECIALIDAD</text:p>
      <text:p text:style-name="P69"><text:s text:c="5"/>HAVING COUNT (*) = (SELECT MIN (COUNT (*)) FROM PROFESORES GROUP BY ESPECIALIDAD);</text:p>
      <text:p text:style-name="P70"/>
      <text:p text:style-name="P71">13.-<text:s/></text:p>
      <text:p text:style-name="P72"/>
      <text:p text:style-name="P73">SELECT NOMBRE_BANC "BANCO", COUNT (*) "Sucursales"</text:p>
      <text:p text:style-name="P74"><text:s text:c="5"/>FROM BANCOS B, SUCURSALES S</text:p>
      <text:p text:style-name="P75"><text:s text:c="5"/>WHERE B.COD_BANCO=S.COD_BANCO</text:p>
      <text:p text:style-name="P76"><text:s text:c="5"/>GROUP BY NOMBRE_BANCHAVING COUNT (*) = (SELECT MAX (COUNT(*)) FROM BANCOS B, SUCURSALES S</text:p>
      <text:p text:style-name="P77"><text:s text:c="5"/>WHERE B.COD_BANCO=S.COD_BANCO GROUP BY NOMBRE_BANC);</text:p>
      <text:p text:style-name="P78"/>
      <text:p text:style-name="P79">14.-<text:s/></text:p>
      <text:p text:style-name="P80"/>
      <text:p text:style-name="P81">SELECT B.NOMBRE_BANC "Nombre Banco", SUM (SALDO_DEBE) "Saldo Debe", SUM</text:p>
      <text:p text:style-name="P82"><text:s text:c="5"/>(SALDO_HABER) "Saldo Haber"</text:p>
      <text:p text:style-name="P83"><text:s text:c="5"/>FROM BANCOS B, CUENTAS C</text:p>
      <text:p text:style-name="P84"><text:s text:c="5"/>WHERE B.COD_BANCO = C.COD_BANCO<text:s/></text:p>
      <text:p text:style-name="P85"><text:s text:c="5"/>AND POBLACION = 'GUADALAJARA'</text:p>
      <text:p text:style-name="P86"><text:s text:c="5"/>GROUP BY B.NOMBRE_BANC;</text:p>
      <text:p text:style-name="P87"/>
      <text:p text:style-name="P88"/>
      <text:p text:style-name="P89"/>
      <text:p text:style-name="P90"/>
      <text:p text:style-name="P91">15.-<text:s/></text:p>
      <text:p text:style-name="P92"/>
      <text:p text:style-name="P93"/>
      <text:p text:style-name="P94">SELECT M.NUM_CTA "Numero Cta", NOMBRE_CTA "NOMBRE Cta", COUNT(*) "N</text:p>
      <text:p text:style-name="P95"><text:s text:c="5"/>Movimientos"</text:p>
      <text:p text:style-name="P96"><text:s text:c="5"/>FROM MOVIMIENTOS M, CUENTAS C</text:p>
      <text:p text:style-name="P97"><text:s text:c="5"/>WHERE M.NUM_CTA=C.NUM_CTA<text:s/></text:p>
      <text:p text:style-name="P98"><text:s text:c="5"/>AND C.COD_SUCUR=M.COD_SUCUR<text:s/></text:p>
      <text:p text:style-name="P99"><text:s text:c="5"/>AND C.COD_BANCO=M.COD_BANCO</text:p>
      <text:p text:style-name="P100"><text:s text:c="5"/>GROUP BY M.NUM_CTA, NOMBRE_CTA</text:p>
      <text:p text:style-name="P101"><text:s text:c="5"/>HAVING COUNT(*)=(SELECT MAX (COUNT (*)) FROM MOVIMIENTOS GROUP BY NUM_CTA);</text:p>
      <text:p text:style-name="P102"/>
      <text:p text:style-name="P103">16.-<text:s/></text:p>
      <text:p text:style-name="P104"/>
      <text:p text:style-name="P105">SELECT S.NOMBRE_SUC, SUM (IMPORTE) "Suma Reintegros"</text:p>
      <text:p text:style-name="P106"><text:s text:c="5"/>FROM SUCURSALES S, MOVIMIENTOS M</text:p>
      <text:p text:style-name="P107"><text:s text:c="5"/>WHERE S.COD_BANCO = M. COD_BANCO AND S.COD_SUCUR = M. COD_SUCUR and</text:p>
      <text:p text:style-name="P108"><text:s text:c="5"/>M.TIPO_MOV = 'R'</text:p>
      <text:p text:style-name="P109"><text:s text:c="5"/>GROUP BY NOMBRE_SUC</text:p>
      <text:p text:style-name="P110"><text:s text:c="5"/>HAVING SUM(IMPORTE) = (SELECT MAX( SUM (IMPORTE)) FROM MOVIMIENTOS M</text:p>
      <text:p text:style-name="P111"><text:s text:c="5"/>WHERE M.TIPO_MOV = 'R'</text:p>
      <text:p text:style-name="Standard"><text:span text:style-name="T112"><text:s text:c="5"/>GROUP BY COD_BANCO, COD_SUCUR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kita311</dc:creator>
    <meta:creation-date>2009-04-16T11:32:00Z</meta:creation-date>
    <dc:date>2018-04-19T12:31:00Z</dc:date>
    <meta:template xlink:href="Normal.dotm" xlink:type="simple"/>
    <meta:editing-cycles>27</meta:editing-cycles>
    <meta:editing-duration>PT3960S</meta:editing-duration>
    <meta:user-defined meta:name="Info 1"/>
    <meta:user-defined meta:name="Info 2"/>
    <meta:user-defined meta:name="Info 3"/>
    <meta:user-defined meta:name="Info 4"/>
    <meta:document-statistic meta:page-count="3" meta:paragraph-count="6" meta:word-count="524" meta:character-count="3404" meta:row-count="24" meta:non-whitespace-character-count="2886"/>
  </office:meta>
</office:document-meta>
</file>